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code">
      <style:text-properties fo:font-weight="bold" style:font-weight-asian="bold" style:font-weight-complex="bold"/>
    </style:style>
    <style:style style:name="P6" style:family="paragraph" style:parent-style-name="Heading_20_1">
      <style:paragraph-properties fo:break-before="page"/>
    </style:style>
    <style:style style:name="P7" style:family="paragraph" style:parent-style-name="Heading_20_1" style:master-page-name="">
      <style:paragraph-properties fo:margin-top="0.1665in" fo:margin-bottom="0.0835in" fo:text-align="justify" style:justify-single-word="false" style:page-number="auto" fo:break-before="page" style:shadow="none" fo:keep-with-next="always">
        <style:tab-stops/>
      </style:paragraph-properties>
    </style:style>
    <style:style style:name="P8" style:family="paragraph" style:parent-style-name="List_20_1" style:list-style-name="L1"/>
    <style:style style:name="P9" style:family="paragraph" style:parent-style-name="List_20_1" style:list-style-name="L2"/>
    <style:style style:name="P10" style:family="paragraph" style:parent-style-name="cod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style:text-underline-style="none"/>
    </style:style>
    <style:style style:name="T6" style:family="text">
      <style:text-properties style:text-position="0% 100%" style:text-underline-style="none"/>
    </style:style>
    <style:style style:name="T7" style:family="text">
      <style:text-properties style:font-weight-asian="bold"/>
    </style:style>
    <style:style style:name="T8" style:family="text">
      <style:text-properties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Introducción a la Temática del trabajo<text:tab/>1</text:p>
          <text:p text:style-name="P3">Objetivo<text:tab/>1</text:p>
          <text:p text:style-name="P3">El protocolo Chord<text:tab/>2</text:p>
          <text:p text:style-name="P3">Justificación<text:tab/>2</text:p>
          <text:p text:style-name="P3">Análisis del Problema de Computación Distribuida<text:tab/>3</text:p>
          <text:p text:style-name="P2">Comunicación<text:tab/>3</text:p>
          <text:p text:style-name="P2">Solucion aportada al problema<text:tab/>3</text:p>
          <text:p text:style-name="P3">Anexo 1: Código Fuente<text:tab/>5</text:p>
          <text:p text:style-name="P3">Anexo 2: Pruebas<text:tab/>6</text:p>
        </text:index-body>
      </text:table-of-content>
      <text:list xml:id="list206257193" text:style-name="List_20_4">
        <text:list-header>
          <text:p text:style-name="Heading_20_1"/>
        </text:list-header>
        <text:list-item>
          <text:p text:style-name="P7"><text:span text:style-name="T10">I</text:span>ntroducción a la Temática del trabajo</text:p>
        </text:list-item>
      </text:list>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list xml:id="list1235765371" text:continue-numbering="true" text:style-name="List_20_4">
        <text:list-item>
          <text:p text:style-name="Heading_20_1">Objetivo</text:p>
        </text:list-item>
      </text:list>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andose de ésta forma una red muy robusta sin “puntos débiles” que tengan relevancia en la red, evitando crear objetivos potenciales de ataques, o caídas fortuitas de gran cantidad de nodos debido a un fallo en “super-nodos” en los que se basan otras redes de intercambio.</text:p>
      <text:p text:style-name="Text_20_body">Ese tipo de redes poseen multitud de aplicaciones, desde juegos sin servidores centrales, a conferencias de voz y video en tiempo real (como el protocolo Jingle en redes XMPP). Pero, sin duda, su aplicación más popular es la de los sistemas de compartición de archivos. Siendo a veces, en el lenguaje coloquial, sinónimo de "red p2p".</text:p>
      <text:list xml:id="list460974092" text:continue-numbering="true" text:style-name="List_20_4">
        <text:list-item>
          <text:p text:style-name="Heading_20_1">El protocolo Chord</text:p>
        </text:list-item>
      </text:list>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text:soft-page-break/>cada clave con el nodo en el cual se encuentra la información.</text:p>
      <text:p text:style-name="Text_20_body">Para que la operación se pueda llevar a cabo de manera eficiente, hay que mantener la estructura de anillo debido a la cual se distingue el protocolo Chord. Para mantener dicha estructura deberemos mandar mensajes a los nodos que correspondan, para conocer su situación.</text:p>
      <text:list xml:id="list866283963" text:continue-numbering="true" text:style-name="List_20_4">
        <text:list-item>
          <text:p text:style-name="Heading_20_1">Justificación</text:p>
        </text:list-item>
      </text:list>
      <text:p text:style-name="Text_20_body">La justificación del uso de computación distribuida para resolver este problema es bastante obvia por los siguientes motivos que pasamos a enumerar.</text:p>
      <text:list xml:id="list110934232" text:style-name="L1">
        <text:list-item>
          <text:p text:style-name="P8">Por razones <text:span text:style-name="T2">geográficas</text:span><text:span text:style-name="T3">, ya que los nodos de cualquier red p2p se encuentran ubicados a media/laga distancia.</text:span></text:p>
        </text:list-item>
        <text:list-item>
          <text:p text:style-name="P8"><text:span text:style-name="T3">Por razones de </text:span><text:span text:style-name="T2">computación</text:span><text:span text:style-name="T3">, ya que el número de nodos que puede llegar a tener la red p2p puede ser demasiado grande como para llevarlos a cabo con desempeño en una sola computadora.</text:span></text:p>
        </text:list-item>
        <text:list-item>
          <text:p text:style-name="P8"><text:span text:style-name="T3">Por razones de </text:span><text:span text:style-name="T2">comunicación,</text:span><text:span text:style-name="T3"> ya que el objetivo de las redes p2p es el de intercambiar información entre computadoras distintas.</text:span></text:p>
        </text:list-item>
      </text:list>
      <text:p text:style-name="P4">Por éstas razones es más que viable la simulación en un entorno de computación distribuida para comprobar el desempeño y buen funcionamiento de la red p2p.</text:p>
      <text:list xml:id="list988685548" text:continue-list="list866283963" text:style-name="List_20_4">
        <text:list-item>
          <text:p text:style-name="Heading_20_1">Análisis del Problema de Computación Distribuida</text:p>
        </text:list-item>
      </text:list>
      <text:p text:style-name="Text_20_body">Nos hemos encontrado multitud de dificultades para realizar la implementación del protocolo Chord en PVM, entre ellos se encuentran:</text:p>
      <text:list xml:id="list1185766961" text:style-name="L2">
        <text:list-item>
          <text:p text:style-name="P9">Falta de información clara acerca del protocolo.</text:p>
        </text:list-item>
        <text:list-item>
          <text:p text:style-name="P9">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text:soft-page-break/>Sin embargo, el objetivo de esta práctica es conseguir mostrar un programa que saque a relucir los problemas comunes en la comunicación entre nodos, que es lo que nos 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p text:style-name="Text_20_body"/>
      <text:p text:style-name="Text_20_body">Usando el protocolo de búsqueda de Chord, las claves de los nodos están ordenadas en anillo. Dicho anillo no podrá tener más de 2<text:span text:style-name="T4">m</text:span> nodos. El anillo puede tener claves que vayan desde 0 a 2<text:span text:style-name="T5">m</text:span><text:span text:style-name="T6">-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jaccente a él (por ejemplo, los k nodos que le preceden y los k nodos que le siguen).</text:p>
      <text:p text:style-name="Text_20_body">One successor and predecessor are kept in a list to maintain a high probability that the successor and predecessor pointers actually point to the correct nodes after possible <text:soft-page-break/>failure or departure of the initial successor or predecessor. (???)</text:p>
      <text:p text:style-name="Text_20_body"/>
      <text:p text:style-name="code"/>
      <text:p text:style-name="code">/***</text:p>
      <text:p text:style-name="code"><text:s text:c="4"/>The pseudocode to find the successor node of an id is given below:</text:p>
      <text:p text:style-name="code"/>
      <text:p text:style-name="code"/>
      <text:p text:style-name="code"><text:s text:c="4"/>id: nodo que busca su sucesor</text:p>
      <text:p text:style-name="code"><text:s text:c="5"/>n: nodo al que le pregunta, que segun nuestro sistema es el anterior a id (id-1)</text:p>
      <text:p text:style-name="code"/>
      <text:p text:style-name="code"><text:s text:c="4"/>// ask node n to find the successor of id</text:p>
      <text:p text:style-name="code"><text:s text:c="4"/>n.find_successor(id)</text:p>
      <text:p text:style-name="code"><text:s text:c="4"/>if (id\in(n, successor])</text:p>
      <text:p text:style-name="code"><text:s text:c="4"/>return successor; <text:s text:c="7"/>//Si id está entre n y su sucesor hay que </text:p>
      <text:p text:style-name="code"><text:s text:c="4"/>else <text:s text:c="20"/>//devolver sucessor (el sucesor de n)</text:p>
      <text:p text:style-name="code"><text:s text:c="4"/>// forward the query around the circle</text:p>
      <text:p text:style-name="code"><text:s text:c="4"/>// con nuestro sistema NO</text:p>
      <text:p text:style-name="code"/>
      <text:p text:style-name="code"><text:s text:c="4"/>n0 = closest_preceding_node(id); //Sino busca el sucesor mas cercano</text:p>
      <text:p text:style-name="code"><text:s text:c="4"/>return n0.find_successor(id);</text:p>
      <text:p text:style-name="code"/>
      <text:p text:style-name="code"/>
      <text:p text:style-name="code"><text:s text:c="4"/>// search the local table for the highest predecessor of id</text:p>
      <text:p text:style-name="code"><text:s text:c="4"/>n.closest_preceding_node(id)</text:p>
      <text:p text:style-name="code"><text:s text:c="4"/>for i = m downto 1</text:p>
      <text:p text:style-name="code"><text:s text:c="4"/>if (finger[i]\in(n,id))</text:p>
      <text:p text:style-name="code"><text:s text:c="4"/>return finger[i];</text:p>
      <text:p text:style-name="code"><text:s text:c="4"/>return n;</text:p>
      <text:p text:style-name="code">***/</text:p>
      <text:p text:style-name="code"><text:s text:c="6"/>The pseudocode to stabilize the chord ring/circle after node joins and departures is as follows:</text:p>
      <text:p text:style-name="code"/>
      <text:p text:style-name="code"><text:s text:c="6"/>// create a new Chord ring.</text:p>
      <text:p text:style-name="code"><text:s text:c="6"/>n.create()</text:p>
      <text:p text:style-name="code"><text:s text:c="6"/>predecessor = nil;</text:p>
      <text:p text:style-name="code"><text:s text:c="6"/>successor = n;</text:p>
      <text:p text:style-name="code"/>
      <text:p text:style-name="code"><text:s text:c="6"/>// join a Chord ring containing node n'.</text:p>
      <text:p text:style-name="code"><text:s text:c="6"/>n.join(n')</text:p>
      <text:p text:style-name="code"><text:s text:c="6"/>predecessor = nil;</text:p>
      <text:p text:style-name="code"><text:s text:c="6"/>successor = n'.find_successor(n);</text:p>
      <text:p text:style-name="code"/>
      <text:p text:style-name="code"><text:s text:c="6"/>// called periodically. verifies n’s immediate</text:p>
      <text:p text:style-name="code"><text:s text:c="6"/>// successor, and tells the successor about n.</text:p>
      <text:p text:style-name="code"><text:s text:c="6"/>n.stabilize()</text:p>
      <text:p text:style-name="code"><text:s text:c="6"/>x = successor.predecessor;</text:p>
      <text:p text:style-name="code"><text:s text:c="6"/>if (x\in(n, successor))</text:p>
      <text:p text:style-name="code"><text:s text:c="6"/>successor = x;</text:p>
      <text:p text:style-name="code"><text:s text:c="6"/>successor.notify(n);</text:p>
      <text:p text:style-name="code"/>
      <text:p text:style-name="code"><text:s text:c="6"/>// n' thinks it might be our predecessor.</text:p>
      <text:p text:style-name="code"><text:s text:c="6"/>n.notify(n')</text:p>
      <text:p text:style-name="code"><text:s text:c="6"/>if (predecessor is nil or n'\in(predecessor, n))</text:p>
      <text:p text:style-name="code"><text:s text:c="6"/>predecessor = n';</text:p>
      <text:p text:style-name="code"/>
      <text:p text:style-name="code"><text:s text:c="6"/>// called periodically. refreshes finger table entries.</text:p>
      <text:p text:style-name="code"><text:s text:c="6"/>// next stores the index of the finger to fix</text:p>
      <text:p text:style-name="code"><text:s text:c="6"/>n.fix_fingers()</text:p>
      <text:p text:style-name="code"><text:s text:c="6"/>next = next + 1;</text:p>
      <text:p text:style-name="code"><text:s text:c="6"/>if (next &gt; m)</text:p>
      <text:p text:style-name="code"><text:s text:c="6"/>next = 1;</text:p>
      <text:p text:style-name="code"><text:s text:c="6"/>finger[next] = find_successor(n+2next − 1);</text:p>
      <text:p text:style-name="code"/>
      <text:p text:style-name="code"><text:s text:c="6"/>// called periodically. checks whether predecessor has failed.</text:p>
      <text:p text:style-name="code"><text:s text:c="6"/>n.check_predecessor()</text:p>
      <text:p text:style-name="code"><text:s text:c="6"/>if (predecessor has failed)</text:p>
      <text:p text:style-name="code"><text:s text:c="6"/>predecessor = nil;</text:p>
      <text:p text:style-name="code"/>
      <text:p text:style-name="code">*********/</text:p>
      <text:p text:style-name="code"/>
      <text:p text:style-name="Text_20_body"><text:soft-page-break/></text:p>
      <text:p text:style-name="Text_20_body"/>
      <text:p text:style-name="Text_20_body"/>
      <text:list xml:id="list258354794" text:continue-list="list988685548" text:style-name="List_20_4">
        <text:list-item>
          <text:p text:style-name="Heading_20_1">Solución aportada al problema</text:p>
        </text:list-item>
      </text:list>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ya que esto contaría como un sistema centralizado) complica el código sobremanera.</text:p>
      <text:p text:style-name="Text_20_body">Es por ello que en el desarrollo de nuestro programa hemos decidido llegar a una situación de compromiso, suficiente para entender la mecánica de funcionamiento de un anillo Chord, aún sin llegar a una completa implementación de su algoritmo. </text:p>
      <text:h text:style-name="Heading_20_2" text:outline-level="2">Hashing</text:h>
      <text:p text:style-name="Text_20_body">En lugar del empleo de una función de hashing consistente SHA-1, las claves que se han empleado en nuestra estructura en anillo son los valores de identificador dentro del conjunto al que se han agrupado todos los procesos que se han añadido al anillo (grupo que hemos denominado “anillo-chord”). Esto nos garantiza que siempre que se añada un nuevo nodo al anillo, se le asignará un valor de clave automáticamente, que se corresponderá a su identificador de grupo.</text:p>
      <text:p text:style-name="Text_20_body">Esto sin embargo tiene el inconveniente de que siempre se rellenarán antes los huecos con menor valor numérico de clave. Pero Las caidas aleatorias de los nodos garantizarán que existan huecos suficientes para hacer la distribución de claves en el anillo lo más caóticas posibles para conseguir una distribución de claves medianamente caótica pero uniforme.</text:p>
      <text:h text:style-name="Heading_20_2" text:outline-level="2">Comunicación entre nodos</text:h>
      <text:p text:style-name="Text_20_body">Un problema que se nos presenta al abordar la continua comunicación entre nodos de este algoritmo es el método en que se van a atender las peticiones, que pueden llegar en cualquier instante. Para ello hemos optado por emplear la función <text:span text:style-name="T9">pvm_trecv </text:span><text:span text:style-name="T10">que esperará </text:span><text:soft-page-break/><text:span text:style-name="T10">a recibir un mensaje de “petición”. Este mensaje contendrá un valor que indique cual es el recurso que quiere que se le envíe. Inmediatamente tras obtener este mensaje, se empaqueta el recurso y se envía a aquel nodo del que se recibió la petición. Como no es posible conocer si se nos va a presentar una petición o no, es conveniente el empleo de </text:span><text:span text:style-name="T9">pvm_trecv </text:span><text:span text:style-name="T10">de tal modo que no se mantenga esperando permanentemente.</text:span></text:p>
      <text:p text:style-name="P5"><text:s text:c="2"/>/**************************/</text:p>
      <text:p text:style-name="P5"><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text:span text:style-name="T2">/* peticion de predecesor */</text:span></text:p>
      <text:p text:style-name="code"><text:s text:c="6"/>pvm_pkint( &amp;predecessor, 1, 1);</text:p>
      <text:p text:style-name="code"><text:s text:c="6"/>break;</text:p>
      <text:p text:style-name="code"><text:s text:c="4"/>case SUCCESSOR: <text:span text:style-name="T2">/* Petición de sucesor */</text:span></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Text_20_body"><text:span text:style-name="T10">De un modo similar, se ha ideado un mecanismo que atienda notificaciones. Esto es, aquellos envíos que requieran una atención por parte del nodo que los recibe y que activen algún mecanismo de este. Como tampoco es posible conocer de antemano si se nos va a realizar una notificación se ha optado también por comprobarlo cada cierto tiempo mediante la función </text:span><text:span text:style-name="T9">pvm_trecv</text:span><text:span text:style-name="T10">.</text:span></text:p>
      <text:p text:style-name="P5"><text:s text:c="2"/>/*******************************/</text:p>
      <text:p text:style-name="P5"><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text:span text:style-name="T2">/* Notificación de nuevo tid de antecesor */</text:span></text:p>
      <text:p text:style-name="code"><text:s text:c="6"/>pvm_upkint( &amp;predecessor, 1, 1);</text:p>
      <text:p text:style-name="code"><text:s text:c="6"/>break;</text:p>
      <text:p text:style-name="code"/>
      <text:p text:style-name="code"><text:s text:c="4"/>case KEY: <text:span text:style-name="T2">/*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pan text:style-name="T10"/></text:p>
      <text:p text:style-name="Text_20_body"/>
      <text:h text:style-name="Heading_20_4" text:outline-level="4"><text:soft-page-break/>Rutinas de estabilización</text:h>
      <text:p text:style-name="Text_20_body">Para que el anillo funcione es necesario que sea capaz de mantenerse estable ante las caidas de nodos, al tiempo que sea capaz de ordenar adecuadamente los nuevos nodos que lleguen y colocarlos dentro de la estructura del anillo, actualizando los punteros pertinentes. Para ello es necesario realizar una serie de operaciones de mantenimiento que deberán repertirse de manera periódica durante todo el tiempo de vida de cada nodo que forme parte del anillo.</text:p>
      <text:p text:style-name="Text_20_body">Cada cierto tiempo hay que comprobar si el sucesor se ha podido caer, y tratar de restablecerlo.</text:p>
      <text:p text:style-name="P5"><text:s text:c="2"/>/***************************************/</text:p>
      <text:p text:style-name="P5"><text:s text:c="2"/>/* Comprobar si el sucesor se ha caido */</text:p>
      <text:p text:style-name="code"><text:s text:c="2"/>if ( pvm_getinst("anillo-chord",successor) &lt; 0 ) {</text:p>
      <text:p text:style-name="code"><text:s text:c="4"/>successor = findNext(mynode);</text:p>
      <text:p text:style-name="code"><text:s text:c="2"/>}</text:p>
      <text:p text:style-name="Text_20_body">Así como realizar otras rutinas de estabilización ante la adición de nodos nuevos. En el algoritmo de Chord, esto se hace de modo que cada nodo le pregunta a su sucesor cual es el antecesor que posee. Si el antecesor del sucesor de un nodo no es este mismo nodo, sino que es un nodo distinto, significará que se ha insertado un nodo nuevo entre los dos nodos, y los punteros habrán de actualizarse. Si por otro lado, el sucesor de un nodo no conoce su antecesor, se le deberá notificar.</text:p>
      <text:p text:style-name="Text_20_body"/>
      <text:p text:style-name="code"><text:span text:style-name="T2"><text:s text:c="2"/>/***********************************/</text:span></text:p>
      <text:p text:style-name="P5"><text:s text:c="2"/>/*** Verificar sucesor inmediato ***/</text:p>
      <text:p text:style-name="P5"><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 text:c="4"/>pvm_upkint( &amp;nodo_x, 1, 1); <text:s text:c="3"/></text:p>
      <text:p text:style-name="code"><text:s text:c="4"/>if( pvm_getinst("anillo_chord",nodo_x) &lt; 0) {</text:p>
      <text:p text:style-name="code"><text:span text:style-name="T2"><text:s text:c="6"/>/* Si mi sucesor no tiene antecesor, notificarle que soy yo */</text:span></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P5"><text:s text:c="6"/>/*** ¡Si tiene otro antecesor es que es un nodo nuevo! ***/</text:p>
      <text:p text:style-name="P5"><text:s text:c="6"/>/* Añadir el nuevo nodo como nuevo sucesor */</text:p>
      <text:p text:style-name="code"><text:s text:c="6"/>successor = nodo_x;</text:p>
      <text:p text:style-name="P5"><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oft-page-break/><text:s text:c="2"/>}</text:p>
      <text:p text:style-name="Text_20_body"/>
      <text:h text:style-name="Heading_20_4" text:outline-level="4">Petición de claves</text:h>
      <text:p text:style-name="Text_20_body">Las peticiones de claves de nuestra simulación ocurrirán de forma aleatoria esporádicamente desde cada nodo, y el valor de la clave será también aleatorio.</text:p>
      <text:p text:style-name="P5"><text:s text:c="2"/>/*****************************************************************/</text:p>
      <text:p text:style-name="P5"><text:s text:c="2"/>/* Aleatoriamente, se realiza la petición de una clave aleatoria */</text:p>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Text_20_body">Notese que se trata de una notificación, la cual será transmitida en cadena de un nodo a otro a través de los punteros a sucesor hasta encontrar uno de los nodos que contengan la información dada por esta clave (tanto el nodo con el mismo valor de clave, como los K sucesores de este). A continuación se muestra el código que se ejecuta al recibir la notificación:</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text:p>
      <text:p text:style-name="code"/>
      <text:p text:style-name="code"><text:s text:c="4"/>case KEY: <text:span text:style-name="T2">/*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Text_20_body"><text:span text:style-name="T10">Así, si K_VALUE (el valor de k) es menor o igual que la diferencia entre la clave buscada y la clave que posee el nodo (es decir, es el nodo buscado, o bien uno de sus k sucesores), se llama a pfound, que comunicará la posesión de la información pertinente a la clave asignada que se estaba buscando.</text:span></text:p>
      <text:list xml:id="list1106597377" text:continue-numbering="true" text:style-name="List_20_4">
        <text:list-item>
          <text:p text:style-name="P6">Anexo 1: Código Fuente</text:p>
        </text:list-item>
      </text:list>
      <text:p text:style-name="Text_20_body"><text:s text:c="2"/>principal.c</text:p>
      <text:p text:style-name="P5"><text:bookmark text:name="codemain"/>/*</text:p>
      <text:p text:style-name="P5"><text:s/>* <text:s text:c="3"/>Algoritmo Chord</text:p>
      <text:p text:style-name="P5"><text:s/>*</text:p>
      <text:p text:style-name="P5"><text:s/>*/</text:p>
      <text:p text:style-name="code"/>
      <text:p text:style-name="code"/>
      <text:p text:style-name="code">#include &lt;stdio.h&gt;</text:p>
      <text:p text:style-name="code">#include &lt;stdlib.h&gt;</text:p>
      <text:p text:style-name="code">#include &lt;sys/types.h&gt;</text:p>
      <text:p text:style-name="code">#include "pvm3.h"</text:p>
      <text:p text:style-name="code"/>
      <text:p text:style-name="code">#include "macros.h"</text:p>
      <text:p text:style-name="code"/>
      <text:p text:style-name="code">int main(int argc, char *argv[])</text:p>
      <text:p text:style-name="code">{</text:p>
      <text:p text:style-name="code"><text:s text:c="2"/>int mytid; <text:s text:c="17"/>/* mi task id */</text:p>
      <text:p text:style-name="code"><text:s text:c="2"/>int tids[NPROC]; <text:s text:c="11"/>/* array de task id */</text:p>
      <text:p text:style-name="code"><text:s text:c="2"/>int info, msg;</text:p>
      <text:p text:style-name="code"><text:s text:c="2"/>int i;</text:p>
      <text:p text:style-name="code"><text:s text:c="2"/>int nproc;</text:p>
      <text:p text:style-name="code"><text:s text:c="2"/>int insertions=0, max_insert=5;</text:p>
      <text:p text:style-name="code"/>
      <text:p text:style-name="code"/>
      <text:p text:style-name="code"><text:s text:c="2"/>int predecessor, successor, node, token;</text:p>
      <text:p text:style-name="code"/>
      <text:p text:style-name="code"><text:s text:c="2"/>/* identificarme en pvm */</text:p>
      <text:p text:style-name="code"><text:s text:c="2"/>mytid = pvm_mytid();</text:p>
      <text:p text:style-name="code"/>
      <text:p text:style-name="code"><text:s text:c="2"/>/* Sembrar semilla aleatoria */</text:p>
      <text:p text:style-name="code"><text:s text:c="2"/>srand(mytid);</text:p>
      <text:p text:style-name="code"/>
      <text:p text:style-name="P5"><text:s text:c="2"/>/***************/</text:p>
      <text:p text:style-name="P5"><text:s text:c="2"/>/* Expansión de procesos nodo (creación del anillo) */</text:p>
      <text:p text:style-name="code"><text:s text:c="2"/>pvm_catchout(stdout);</text:p>
      <text:p text:style-name="code"><text:s text:c="2"/>nproc= pvm_spawn("nodo", (char**)0, 0, "", NPROC, tids);</text:p>
      <text:p text:style-name="code"><text:s text:c="2"/>if( nproc != NPROC ) {</text:p>
      <text:p text:style-name="code"><text:s text:c="4"/>for(i=0;i&lt;info;i++) pvm_kill(tids[i]);</text:p>
      <text:p text:style-name="code"><text:s text:c="4"/>pvm_exit();</text:p>
      <text:p text:style-name="code"><text:s text:c="4"/>return 1;</text:p>
      <text:p text:style-name="code"><text:s text:c="2"/>}</text:p>
      <text:p text:style-name="code"/>
      <text:p text:style-name="code"/>
      <text:p text:style-name="code"><text:s text:c="2"/>struct timeval tmout; /* timeout para la rutina trecv */</text:p>
      <text:p text:style-name="code"><text:s text:c="2"/>tmout.tv_sec=0; /* indica que trecv esperara estos segundos */</text:p>
      <text:p text:style-name="code"><text:s text:c="2"/>tmout.tv_usec=100000; /* y estos microsegundos */</text:p>
      <text:p text:style-name="P5"/>
      <text:p text:style-name="P5"><text:s text:c="2"/>/*************************************/</text:p>
      <text:p text:style-name="P5"><text:s text:c="2"/>/*** Recabar y mostrar información ***/</text:p>
      <text:p text:style-name="code"><text:s text:c="2"/>for(i=0; i&lt;40; i++) {</text:p>
      <text:p text:style-name="code"><text:s text:c="4"/>info = pvm_trecv( -1, REPORT, &amp;tmout );</text:p>
      <text:p text:style-name="code"><text:s text:c="4"/>if ( info &gt; 0 ) {</text:p>
      <text:p text:style-name="code"><text:s text:c="6"/>i=0; /* Pone el contador a cero, para seguir esperando informacion */</text:p>
      <text:p text:style-name="code"><text:s text:c="6"/>pvm_upkint(&amp;msg,1,1);</text:p>
      <text:p text:style-name="code"><text:s text:c="6"/>switch (msg) {</text:p>
      <text:p text:style-name="code"><text:s text:c="6"/>case STATE:</text:p>
      <text:p text:style-name="code"><text:s text:c="8"/>pvm_upkint(&amp;node,1,1);</text:p>
      <text:p text:style-name="code"><text:s text:c="8"/>pvm_upkint(&amp;predecessor,1,1);</text:p>
      <text:p text:style-name="code"><text:s text:c="8"/>pvm_upkint(&amp;successor,1,1);</text:p>
      <text:p text:style-name="code"/>
      <text:p text:style-name="code"><text:s text:c="8"/>if( predecessor &lt; 0 ) printf("*null*\t");</text:p>
      <text:p text:style-name="code"><text:s text:c="8"/>else printf("Nodo%d\t",predecessor);</text:p>
      <text:p text:style-name="code"><text:s text:c="8"/>printf("--&gt;\tNodo%d\t--&gt;\t",node);</text:p>
      <text:p text:style-name="code"><text:s text:c="8"/>if( successor &lt; 0 ) printf("*null*\n");</text:p>
      <text:p text:style-name="code"><text:s text:c="8"/>else printf("Nodo%d\n",successor);</text:p>
      <text:p text:style-name="code"><text:s text:c="8"/>break;</text:p>
      <text:p text:style-name="code"><text:s text:c="6"/>case ENTER:</text:p>
      <text:p text:style-name="code"><text:s text:c="8"/>pvm_upkint(&amp;node,1,1);</text:p>
      <text:p text:style-name="code"><text:s text:c="8"/>printf("()&lt;--- El nodo %d entra al anillo\n", node);</text:p>
      <text:p text:style-name="code"><text:s text:c="8"/>break;</text:p>
      <text:p text:style-name="code"><text:soft-page-break/><text:s text:c="6"/>case EXIT:</text:p>
      <text:p text:style-name="code"><text:s text:c="8"/>pvm_upkint(&amp;node,1,1);</text:p>
      <text:p text:style-name="code"><text:s text:c="8"/>printf("()---&gt; El nodo %d sale del anillo\n", node);</text:p>
      <text:p text:style-name="code"><text:s text:c="8"/>nproc--;</text:p>
      <text:p text:style-name="code"><text:s text:c="8"/>break;</text:p>
      <text:p text:style-name="code"><text:s text:c="6"/>case KEYINIT:</text:p>
      <text:p text:style-name="code"><text:s text:c="8"/>pvm_upkint(&amp;node,1,1);</text:p>
      <text:p text:style-name="code"><text:s text:c="8"/>pvm_upkint(&amp;token,1,1);</text:p>
      <text:p text:style-name="code"><text:s text:c="8"/>printf("*** %d Inicializa petición de la clave %d ***\n",node,token);</text:p>
      <text:p text:style-name="code"><text:s text:c="8"/>break;</text:p>
      <text:p text:style-name="code"><text:s text:c="6"/>case KEYTRANS:</text:p>
      <text:p text:style-name="code"><text:s text:c="8"/>pvm_upkint(&amp;node,1,1);</text:p>
      <text:p text:style-name="code"><text:s text:c="8"/>pvm_upkint(&amp;token,1,1);</text:p>
      <text:p text:style-name="code"><text:s text:c="8"/>printf(" ** %d transmite petición de la clave %d **\n",node,token);</text:p>
      <text:p text:style-name="code"><text:s text:c="8"/>break;</text:p>
      <text:p text:style-name="code"><text:s text:c="6"/>case KEYFOUND:</text:p>
      <text:p text:style-name="code"><text:s text:c="8"/>pvm_upkint(&amp;node,1,1);</text:p>
      <text:p text:style-name="code"><text:s text:c="8"/>pvm_upkint(&amp;token,1,1);</text:p>
      <text:p text:style-name="code"><text:s text:c="8"/>printf("***¡¡¡Se encontró en %d la clave %d buscada!!!***\n",node,token);</text:p>
      <text:p text:style-name="code"><text:s text:c="8"/>break;</text:p>
      <text:p text:style-name="code"><text:s text:c="6"/>}</text:p>
      <text:p text:style-name="code"><text:s text:c="4"/>}</text:p>
      <text:p text:style-name="P5"/>
      <text:p text:style-name="P5"><text:s text:c="4"/>/* Inserción de nuevos nodos */</text:p>
      <text:p text:style-name="code"><text:s text:c="4"/>if( insertions&lt;max_insert &amp;&amp; nproc&lt;NPROC &amp;&amp; (rand() &lt; RAND_MAX/4) ) {</text:p>
      <text:p text:style-name="code"><text:s text:c="6"/>printf("Spawneando un nodo\n");</text:p>
      <text:p text:style-name="code"><text:s text:c="6"/>pvm_spawn("nodo", (char**)0, 0, "", 1, tids);</text:p>
      <text:p text:style-name="code"><text:s text:c="6"/>nproc++;</text:p>
      <text:p text:style-name="code"><text:s text:c="6"/>insertions++;</text:p>
      <text:p text:style-name="code"><text:s text:c="4"/>}</text:p>
      <text:p text:style-name="code"/>
      <text:p text:style-name="code"><text:s text:c="2"/>}</text:p>
      <text:p text:style-name="code"><text:s text:c="2"/>printf("Se ha dejado de recibir información del anillo.\n");</text:p>
      <text:p text:style-name="P5"/>
      <text:p text:style-name="P5"><text:s text:c="2"/>/****************/</text:p>
      <text:p text:style-name="P5"><text:s text:c="2"/>/* Programa terminado, salir de pvm */</text:p>
      <text:p text:style-name="code"><text:s text:c="2"/>printf("Proceso padre saliendo...\n");</text:p>
      <text:p text:style-name="code"><text:s text:c="2"/>pvm_exit();</text:p>
      <text:p text:style-name="code"><text:s text:c="2"/>return 0;</text:p>
      <text:p text:style-name="code">}</text:p>
      <text:p text:style-name="Text_20_body"/>
      <text:p text:style-name="Text_20_body"><text:s/>nodo.c</text:p>
      <text:p text:style-name="P5">/*</text:p>
      <text:p text:style-name="P5"><text:s/>* <text:s text:c="3"/>Algoritmo Chord</text:p>
      <text:p text:style-name="P5"><text:s/>*</text:p>
      <text:p text:style-name="P5"><text:s/>* </text:p>
      <text:p text:style-name="P5"><text:s/>*/</text:p>
      <text:p text:style-name="code"/>
      <text:p text:style-name="code"/>
      <text:p text:style-name="code">#include &lt;stdio.h&gt;</text:p>
      <text:p text:style-name="code">#include &lt;stdlib.h&gt;</text:p>
      <text:p text:style-name="code"/>
      <text:p text:style-name="code">#include &lt;sys/types.h&gt;</text:p>
      <text:p text:style-name="code">#include "pvm3.h"</text:p>
      <text:p text:style-name="code"/>
      <text:p text:style-name="code">#include "macros.h"</text:p>
      <text:p text:style-name="code"/>
      <text:p text:style-name="code"/>
      <text:p text:style-name="code">void mainloop( );</text:p>
      <text:p text:style-name="code">void ptransmit(int, int);</text:p>
      <text:p text:style-name="code">void pfound(int);</text:p>
      <text:p text:style-name="code"/>
      <text:p text:style-name="code">int findNext(int);</text:p>
      <text:p text:style-name="code">void stabilize( );</text:p>
      <text:p text:style-name="code"/>
      <text:p text:style-name="code">void reportState();</text:p>
      <text:p text:style-name="code">void reportEntering();</text:p>
      <text:p text:style-name="code">void reportExiting();</text:p>
      <text:p text:style-name="code">void reportKeyInit(int);</text:p>
      <text:p text:style-name="code">void reportKeyTrans(int);</text:p>
      <text:p text:style-name="code">void reportKeyFound(int);</text:p>
      <text:p text:style-name="code"/>
      <text:p text:style-name="code"><text:soft-page-break/>int mytid; <text:s text:c="17"/>/* mi task id */</text:p>
      <text:p text:style-name="code">int mynode; <text:s text:c="16"/>/* mi numero en el anillo */</text:p>
      <text:p text:style-name="code">int predecessor;</text:p>
      <text:p text:style-name="code">int successor;</text:p>
      <text:p text:style-name="code"/>
      <text:p text:style-name="code">int pending_keys;</text:p>
      <text:p text:style-name="code"/>
      <text:p text:style-name="code"/>
      <text:p text:style-name="code"/>
      <text:p text:style-name="code">int main(int argc, char *argv[])</text:p>
      <text:p text:style-name="code">{</text:p>
      <text:p text:style-name="code"><text:s text:c="2"/>int i;</text:p>
      <text:p text:style-name="code"><text:s text:c="2"/>int life;</text:p>
      <text:p text:style-name="code"/>
      <text:p text:style-name="code"><text:s text:c="2"/>/* identificarme en pvm */</text:p>
      <text:p text:style-name="code"><text:s text:c="2"/>mytid = pvm_mytid();</text:p>
      <text:p text:style-name="code"/>
      <text:p text:style-name="code"><text:s text:c="2"/>/* Unirme al grupo <text:s/>*/</text:p>
      <text:p text:style-name="code"><text:s text:c="2"/>mynode = pvm_joingroup( "anillo-chord" );</text:p>
      <text:p text:style-name="code"/>
      <text:p text:style-name="code"/>
      <text:p text:style-name="code"><text:s text:c="2"/>/* Siembra la semilla de numeros aleatorios <text:s/>*/</text:p>
      <text:p text:style-name="code"><text:s text:c="2"/>srand(mytid+mynode);</text:p>
      <text:p text:style-name="code"/>
      <text:p text:style-name="P5"/>
      <text:p text:style-name="P5"><text:s text:c="4"/>/******************************************/</text:p>
      <text:p text:style-name="P5"><text:s text:c="4"/>/* Procesos dentro del anillo */</text:p>
      <text:p text:style-name="code"/>
      <text:p text:style-name="code"><text:s text:c="4"/>/* indicar la entrada del nodo en el anillo */</text:p>
      <text:p text:style-name="code"><text:s text:c="4"/>reportEntering();</text:p>
      <text:p text:style-name="code"/>
      <text:p text:style-name="P5"><text:s text:c="4"/>/*********************/</text:p>
      <text:p text:style-name="P5"><text:s text:c="4"/>/* Creación/Unión al anillo */</text:p>
      <text:p text:style-name="P5"><text:s text:c="4"/>/* Inicialmente el predecesor se toma como inexistente */</text:p>
      <text:p text:style-name="code"><text:s text:c="4"/>predecessor = -1;</text:p>
      <text:p text:style-name="code"><text:s text:c="4"/>successor = findNext(mynode);</text:p>
      <text:p text:style-name="code"><text:s text:c="4"/></text:p>
      <text:p text:style-name="code"><text:s text:c="4"/>reportState();</text:p>
      <text:p text:style-name="code"><text:s text:c="4"/></text:p>
      <text:p text:style-name="P5"><text:s text:c="4"/>/***************************************/</text:p>
      <text:p text:style-name="P5"><text:s text:c="4"/>/* El nodo trabajará durante un numero aleatorio de ciclos */</text:p>
      <text:p text:style-name="code"><text:s text:c="4"/>if( rand()*NPROC &gt; RAND_MAX/10 ) </text:p>
      <text:p text:style-name="code"><text:s text:c="6"/>life= 10.0*rand()/RAND_MAX; </text:p>
      <text:p text:style-name="code"><text:s text:c="4"/>else </text:p>
      <text:p text:style-name="code"><text:s text:c="6"/>life= 100.0*rand()/RAND_MAX; </text:p>
      <text:p text:style-name="code"><text:s text:c="4"/></text:p>
      <text:p text:style-name="code"/>
      <text:p text:style-name="code"><text:s text:c="4"/>for(i=0; i&lt;life; i++) {</text:p>
      <text:p text:style-name="code"><text:s text:c="6"/>mainloop();</text:p>
      <text:p text:style-name="code"><text:s text:c="4"/>}</text:p>
      <text:p text:style-name="code"><text:s text:c="4"/></text:p>
      <text:p text:style-name="P5"/>
      <text:p text:style-name="P5"><text:s text:c="4"/>/******************************************/</text:p>
      <text:p text:style-name="P5"><text:s text:c="4"/>/* Procesos a expulsar del anillo <text:s/>*/</text:p>
      <text:p text:style-name="code"><text:s text:c="4"/>/*** BARRERA ***/</text:p>
      <text:p text:style-name="code"><text:s text:c="4"/>//pvm_barrier("anillo-chord",NPROC);</text:p>
      <text:p text:style-name="code"><text:s text:c="2"/></text:p>
      <text:p text:style-name="code"><text:s text:c="4"/></text:p>
      <text:p text:style-name="P5"/>
      <text:p text:style-name="P5"><text:s text:c="2"/>/********************/</text:p>
      <text:p text:style-name="P5"><text:s text:c="2"/>/* Programa terminado, salir del grupo y de pvm */</text:p>
      <text:p text:style-name="code"><text:s text:c="2"/>pvm_lvgroup( "anillo-chord" );</text:p>
      <text:p text:style-name="code"><text:s text:c="2"/>reportExiting();</text:p>
      <text:p text:style-name="code"><text:s text:c="2"/>pvm_exit();</text:p>
      <text:p text:style-name="code"><text:s text:c="2"/>return 0;</text:p>
      <text:p text:style-name="code">}</text:p>
      <text:p text:style-name="code"/>
      <text:p text:style-name="code"/>
      <text:p text:style-name="code"/>
      <text:p text:style-name="code">void mainloop()</text:p>
      <text:p text:style-name="code">{</text:p>
      <text:p text:style-name="code"><text:s text:c="2"/>int token;</text:p>
      <text:p text:style-name="code"/>
      <text:p text:style-name="code"><text:s text:c="2"/>int info;</text:p>
      <text:p text:style-name="code"/>
      <text:p text:style-name="code"><text:s text:c="2"/>int msg, sender;</text:p>
      <text:p text:style-name="code"><text:s text:c="2"/>struct timeval tmout; /* timeout para la rutina trecv */</text:p>
      <text:p text:style-name="code"><text:soft-page-break/><text:s text:c="2"/>tmout.tv_sec=0; /* indica que trecv esperara estos segundos */</text:p>
      <text:p text:style-name="code"><text:s text:c="2"/>tmout.tv_usec=1000000; /* y estos microsegundos */</text:p>
      <text:p text:style-name="P5"/>
      <text:p text:style-name="P5"/>
      <text:p text:style-name="P5"><text:s text:c="2"/>/**************************/</text:p>
      <text:p text:style-name="P5"><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text:span text:style-name="T2">/* peticion de predecesor */</text:span></text:p>
      <text:p text:style-name="code"><text:s text:c="6"/>//printf("%d: enviando mi predecesor (%d) a %d.\n",mynode,predecessor,sender);</text:p>
      <text:p text:style-name="code"><text:s text:c="6"/>pvm_pkint( &amp;predecessor, 1, 1);</text:p>
      <text:p text:style-name="code"><text:s text:c="6"/>break;</text:p>
      <text:p text:style-name="code"><text:s text:c="4"/>case SUCCESSOR: <text:span text:style-name="T2">/* Petición de sucesor */</text:span></text:p>
      <text:p text:style-name="code"><text:s text:c="6"/>//printf("enviando mi sucesor (%d) a %d.\n",successor,sender);</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P5"/>
      <text:p text:style-name="P5"><text:s text:c="2"/>/********************************************/</text:p>
      <text:p text:style-name="P5"><text:s text:c="2"/>/*** Rutinas de estabilización del anillo ***/</text:p>
      <text:p text:style-name="code"><text:s text:c="2"/>stabilize();</text:p>
      <text:p text:style-name="code"/>
      <text:p text:style-name="P5"><text:s text:c="2"/>/*******************************************/</text:p>
      <text:p text:style-name="P5"><text:s text:c="2"/>/** Reportar el estado del nodo para ser mostrado en la interfaz **/</text:p>
      <text:p text:style-name="code"><text:s text:c="2"/>reportState();</text:p>
      <text:p text:style-name="code"/>
      <text:p text:style-name="P5"><text:s text:c="2"/>/*******************************/</text:p>
      <text:p text:style-name="P5"><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 Nuevo tid de antecesor */</text:p>
      <text:p text:style-name="code"><text:s text:c="6"/>pvm_upkint( &amp;predecessor, 1, 1);</text:p>
      <text:p text:style-name="code"><text:s text:c="6"/>//printf("%d: nuevo predecesor, %d.\n",mynode,predecessor);</text:p>
      <text:p text:style-name="code"><text:s text:c="6"/>break;</text:p>
      <text:p text:style-name="code"/>
      <text:p text:style-name="code"><text:s text:c="4"/>case KEY: /* Notificación de búsqueda de clave */</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 text:c="2"/>}</text:p>
      <text:p text:style-name="code"/>
      <text:p text:style-name="code"/>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code"/>
      <text:p text:style-name="code">}</text:p>
      <text:p text:style-name="code"/>
      <text:p text:style-name="code"/>
      <text:p text:style-name="code">void stabilize()</text:p>
      <text:p text:style-name="code"><text:soft-page-break/>{</text:p>
      <text:p text:style-name="code"><text:s text:c="2"/>int nodo_x, msg, info;</text:p>
      <text:p text:style-name="code"/>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P5"><text:s text:c="2"/>/***************************************/</text:p>
      <text:p text:style-name="P5"><text:s text:c="2"/>/* Comprobar si el sucesor se ha caido */</text:p>
      <text:p text:style-name="code"><text:s text:c="2"/>if ( pvm_getinst("anillo-chord",successor) &lt; 0 ) {</text:p>
      <text:p text:style-name="code"><text:s text:c="4"/>successor = findNext(mynode);</text:p>
      <text:p text:style-name="code"><text:s text:c="2"/>}</text:p>
      <text:p text:style-name="code"><text:s text:c="2"/>else {</text:p>
      <text:p text:style-name="P5"><text:s text:c="2"/>/***********************************/</text:p>
      <text:p text:style-name="P5"><text:s text:c="2"/>/*** Verificar sucesor inmediato ***/</text:p>
      <text:p text:style-name="P5"><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printf("%d: petición ANTECESOR enviada a %d\n",mynode,successor);</text:p>
      <text:p text:style-name="code"><text:s text:c="4"/>info = pvm_trecv( successor, ANTECESOR, &amp;tmout ); /* recepción de petición */</text:p>
      <text:p text:style-name="code"><text:s text:c="4"/>if ( info &gt; 0 ) {</text:p>
      <text:p text:style-name="code"><text:s text:c="6"/>//printf("%d: petición atendida por %d.\n",mynode,successor);</text:p>
      <text:p text:style-name="code"><text:s text:c="4"/>pvm_upkint( &amp;nodo_x, 1, 1); <text:s text:c="3"/></text:p>
      <text:p text:style-name="code"><text:s text:c="4"/>if( pvm_getinst("anillo_chord",nodo_x) &lt; 0) {</text:p>
      <text:p text:style-name="P5"><text:s text:c="6"/>/* Si mi sucesor no tiene antecesor, notificarle que soy yo */</text:p>
      <text:p text:style-name="code"><text:s text:c="6"/>//printf("notifico a mi sucesor %d, de que yo le precedo\n",successor);</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P5"><text:s text:c="6"/>/*** ¡Si tiene otro antecesor es que es un nodo nuevo! ***/</text:p>
      <text:p text:style-name="P5"><text:s text:c="6"/>/* Añadir el nuevo nodo como nuevo sucesor */</text:p>
      <text:p text:style-name="code"><text:s text:c="6"/>successor = nodo_x;</text:p>
      <text:p text:style-name="P5"><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 text:c="2"/>}</text:p>
      <text:p text:style-name="code">}</text:p>
      <text:p text:style-name="code"/>
      <text:p text:style-name="code"/>
      <text:p text:style-name="code"/>
      <text:p text:style-name="P5"/>
      <text:p text:style-name="P5">/********</text:p>
      <text:p text:style-name="P5"><text:s/>Devuelve el nodo activo siguiente</text:p>
      <text:p text:style-name="P5">*/</text:p>
      <text:p text:style-name="code">int findNext(int nodeOrigin)</text:p>
      <text:p text:style-name="code">{</text:p>
      <text:p text:style-name="code"><text:s text:c="2"/>int tid_dest, i;</text:p>
      <text:p text:style-name="code"/>
      <text:p text:style-name="code"><text:s text:c="2"/>i= nodeOrigin; </text:p>
      <text:p text:style-name="code"><text:s text:c="2"/>do {</text:p>
      <text:p text:style-name="code"><text:s text:c="4"/>/* Comprobar siguiente en el grupo */</text:p>
      <text:p text:style-name="code"><text:s text:c="4"/>if(i&gt;=NPROC) i=0;</text:p>
      <text:p text:style-name="code"><text:s text:c="4"/>else i++;</text:p>
      <text:p text:style-name="code"><text:s text:c="4"/>/* obtener su tid */</text:p>
      <text:p text:style-name="code"><text:s text:c="4"/>tid_dest= pvm_gettid("anillo-chord",i);</text:p>
      <text:p text:style-name="code"><text:s text:c="4"/>/* si el nodo está caido, pasar al siguiente */</text:p>
      <text:p text:style-name="code"><text:s text:c="2"/>} while( tid_dest == PvmNoInst );</text:p>
      <text:p text:style-name="code"/>
      <text:p text:style-name="code"><text:s text:c="2"/>return tid_dest;</text:p>
      <text:p text:style-name="code">}</text:p>
      <text:p text:style-name="code"/>
      <text:p text:style-name="P5"/>
      <text:p text:style-name="P5">/*******************************************/</text:p>
      <text:p text:style-name="P5">/** Reportar el estado del nodo al padre,</text:p>
      <text:p text:style-name="P5"><text:s text:c="4"/>quien lo mostrará en la interfaz **/</text:p>
      <text:p text:style-name="code">void reportState()</text:p>
      <text:p text:style-name="code"><text:soft-page-break/>{</text:p>
      <text:p text:style-name="code"><text:s text:c="2"/>int pred;</text:p>
      <text:p text:style-name="code"><text:s text:c="2"/>int succ; </text:p>
      <text:p text:style-name="code"><text:s text:c="2"/>int type=STATE;</text:p>
      <text:p text:style-name="code"><text:s text:c="2"/></text:p>
      <text:p text:style-name="code"><text:s text:c="2"/>if( predecessor == -1) pred=-1;</text:p>
      <text:p text:style-name="code"><text:s text:c="2"/>else pred= pvm_getinst("anillo-chord",predecessor);</text:p>
      <text:p text:style-name="code"><text:s text:c="2"/>succ= pvm_getinst("anillo-chord",successor);</text:p>
      <text:p text:style-name="code"><text:s text:c="2"/></text:p>
      <text:p text:style-name="code"><text:s text:c="2"/>//printf("mi predecesor: %d (%d)\n",pred,predecessor);</text:p>
      <text:p text:style-name="code"/>
      <text:p text:style-name="code"><text:s text:c="2"/>pvm_initsend( PvmDataDefault );</text:p>
      <text:p text:style-name="code"><text:s text:c="2"/>pvm_pkint(&amp;type,1,1);</text:p>
      <text:p text:style-name="code"><text:s text:c="2"/>pvm_pkint(&amp;mynode,1,1);</text:p>
      <text:p text:style-name="code"><text:s text:c="2"/>pvm_pkint(&amp;pred,1,1);</text:p>
      <text:p text:style-name="code"><text:s text:c="2"/>pvm_pkint(&amp;succ,1,1);</text:p>
      <text:p text:style-name="code"><text:s text:c="2"/>pvm_send(pvm_parent(), REPORT);</text:p>
      <text:p text:style-name="code"/>
      <text:p text:style-name="code">}</text:p>
      <text:p text:style-name="code"/>
      <text:p text:style-name="code"/>
      <text:p text:style-name="P5"/>
      <text:p text:style-name="P5">/*******************************************/</text:p>
      <text:p text:style-name="P5">/** Reportar la entrada del nodo al padre,</text:p>
      <text:p text:style-name="P5"><text:s text:c="4"/>quien lo mostrará en la interfaz **/</text:p>
      <text:p text:style-name="code">void reportEntering()</text:p>
      <text:p text:style-name="code">{</text:p>
      <text:p text:style-name="code"><text:s text:c="2"/>int type=ENTER;</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code"/>
      <text:p text:style-name="P5"/>
      <text:p text:style-name="P5">/*******************************************/</text:p>
      <text:p text:style-name="P5">/** Reportar la salida del nodo al padre,</text:p>
      <text:p text:style-name="P5"><text:s text:c="4"/>quien lo mostrará en la interfaz **/</text:p>
      <text:p text:style-name="code">void reportExiting()</text:p>
      <text:p text:style-name="code">{</text:p>
      <text:p text:style-name="code"><text:s text:c="2"/>int type=EXIT;</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P5"/>
      <text:p text:style-name="P5">/*******************************************/</text:p>
      <text:p text:style-name="P5">/** Reportar la petición de una clave,</text:p>
      <text:p text:style-name="P5"><text:s text:c="4"/>para que el padre lo muestre en la interfaz **/</text:p>
      <text:p text:style-name="code">void reportKeyInit(int token)</text:p>
      <text:p text:style-name="code">{</text:p>
      <text:p text:style-name="code"><text:s text:c="2"/>int type=KEYINIT;</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P5">/*******************************************/</text:p>
      <text:p text:style-name="P5">/** Reportar la retransmisión de una clave por el anillo,</text:p>
      <text:p text:style-name="P5"><text:s text:c="4"/>para que el padre lo muestre en la interfaz **/</text:p>
      <text:p text:style-name="code">void reportKeyTrans(int token)</text:p>
      <text:p text:style-name="code">{</text:p>
      <text:p text:style-name="code"><text:s text:c="2"/>int type=KEYTRANS;</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P5">/*******************************************/</text:p>
      <text:p text:style-name="P5">/** Reportar que la búsqueda de clave ha sido exitosa, </text:p>
      <text:p text:style-name="P5"><text:s text:c="4"/>para que el padre lo muestre en la interfaz **/</text:p>
      <text:p text:style-name="code"><text:soft-page-break/>void reportKeyFound(int token)</text:p>
      <text:p text:style-name="code">{</text:p>
      <text:p text:style-name="code"><text:s text:c="2"/>int type=KEYFOUND;</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s/></text:p>
      <text:p text:style-name="P5">/************************</text:p>
      <text:p text:style-name="P5"><text:s/>Atender la peticion del token</text:p>
      <text:p text:style-name="P5">*/ </text:p>
      <text:p text:style-name="code">void pfound(int token)</text:p>
      <text:p text:style-name="code">{ <text:s/></text:p>
      <text:p text:style-name="code"><text:s text:c="2"/>reportKeyFound(token);</text:p>
      <text:p text:style-name="code">} </text:p>
      <text:p text:style-name="code"><text:s/></text:p>
      <text:p text:style-name="code"><text:s text:c="2"/></text:p>
      <text:p text:style-name="code"/>
      <text:p text:style-name="code"/>
      <text:p text:style-name="code"/>
      <text:p text:style-name="code">/*****</text:p>
      <text:p text:style-name="code"/>
      <text:list xml:id="list1014018419" text:continue-numbering="true" text:style-name="List_20_4">
        <text:list-item>
          <text:p text:style-name="P6">Anexo 2: Pruebas</text:p>
        </text:list-item>
      </text:list>
      <text:p text:style-name="Text_20_body">Poner alguna prueba (con 1 o 2 vale) y comentar un poco haciendo algunas observaciones (como lo de ver que al principio los predecesores son null, y porque son null los antecesores tras una salida de la red, etc).</text:p>
      <text:p text:style-name="Bibliography_20_Heading"/>
      <text:p text:style-name="P1">Bibliografía</text:p>
      <text:p text:style-name="Standard">http://www.mpi-inf.mpg.de/departments/d5/teaching/ws03_04/p2p-data/11-18-writeup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in"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List_20_4" style:class="text">
      <style:paragraph-properties fo:background-color="transparent">
        <style:background-image/>
      </style:paragraph-properties>
      <style:text-properties style:font-name="Times New Roman1" fo:font-size="150%"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de" style:family="paragraph" style:parent-style-name="Preformatted_20_Text" style:master-page-name="">
      <style:paragraph-properties fo:margin-left="0.5in" fo:margin-right="0.5in" fo:text-align="start" style:justify-single-word="false" fo:text-indent="0in" style:auto-text-indent="false" style:page-number="auto" fo:background-color="#e6e6ff" fo:padding="0.0201in" fo:border="0.0071in solid #008080" style:shadow="#666666 0.0402in 0.0402in">
        <style:tab-stops/>
        <style:background-image/>
      </style:paragraph-properties>
      <style:text-properties fo:font-size="8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Star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20T18:43:45</dc:date>
    <dc:creator>Fernando</dc:creator>
    <meta:editing-duration>PT06H04M44S</meta:editing-duration>
    <meta:editing-cycles>16</meta:editing-cycles>
    <meta:generator>OpenOffice.org/3.0$Unix OpenOffice.org_project/300m9$Build-9358</meta:generator>
    <meta:document-statistic meta:table-count="0" meta:image-count="0" meta:object-count="0" meta:page-count="18" meta:paragraph-count="608" meta:word-count="3915" meta:character-count="27742"/>
    <meta:user-defined meta:name="Información 1"/>
    <meta:user-defined meta:name="Información 2"/>
    <meta:user-defined meta:name="Información 3"/>
    <meta:user-defined meta:name="Información 4"/>
  </office:meta>
</office:document-meta>
</file>